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68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44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table:number-columns-spanned="3" table:number-rows-spanned="1">
            <text:p>lundi + mercredi + vendredi (+/- 1h)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>
            <text:p>16:30-17:00</text:p>
          </table:table-cell>
          <table:table-cell office:value-type="string">
            <text:p>jogging</text:p>
          </table:table-cell>
          <table:table-cell office:value-type="string">
            <text:p>séchag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7:00-17:10</text:p>
          </table:table-cell>
          <table:table-cell office:value-type="string">
            <text:p>presse moll+quadri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>
          <table:table-cell office:value-type="string">
            <text:p>17:10-17:20</text:p>
          </table:table-cell>
          <table:table-cell office:value-type="string">
            <text:p>appaeille isquio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>
          <table:table-cell office:value-type="string">
            <text:p>17:20-17:30</text:p>
          </table:table-cell>
          <table:table-cell office:value-type="string">
            <text:p>appareille quadri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7:30-17:40</text:p>
          </table:table-cell>
          <table:table-cell office:value-type="string">
            <text:p>fessiers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>
          <table:table-cell office:value-type="string">
            <text:p>17:40-17:50</text:p>
          </table:table-cell>
          <table:table-cell office:value-type="string">
            <text:p>dév-couch</text:p>
          </table:table-cell>
          <table:table-cell office:value-type="string">
            <text:p>légers vif nerfs</text:p>
          </table:table-cell>
          <table:table-cell table:number-columns-repeated="1021"/>
        </table:table-row>
        <table:table-row table:style-name="ro1">
          <table:table-cell office:value-type="string">
            <text:p>17:50-18:00</text:p>
          </table:table-cell>
          <table:table-cell office:value-type="string">
            <text:p>dév-couch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>
          <table:table-cell office:value-type="string">
            <text:p>18:00-18:10</text:p>
          </table:table-cell>
          <table:table-cell office:value-type="string">
            <text:p>1 haltère biceps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>
          <table:table-cell office:value-type="string">
            <text:p>18:10-18:20</text:p>
          </table:table-cell>
          <table:table-cell office:value-type="string">
            <text:p>triceps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>
          <table:table-cell office:value-type="string">
            <text:p>18:20-18:30</text:p>
          </table:table-cell>
          <table:table-cell office:value-type="string">
            <text:p>abdos lève homopl</text:p>
          </table:table-cell>
          <table:table-cell office:value-type="string">
            <text:p>séchage</text:p>
          </table:table-cell>
          <table:table-cell table:number-columns-repeated="1021"/>
        </table:table-row>
        <table:table-row table:style-name="ro1">
          <table:table-cell office:value-type="string">
            <text:p>18:30-18:40</text:p>
          </table:table-cell>
          <table:table-cell office:value-type="string">
            <text:p>pendu lève jambes</text:p>
          </table:table-cell>
          <table:table-cell office:value-type="string">
            <text:p>séchage</text:p>
          </table:table-cell>
          <table:table-cell table:number-columns-repeated="1021"/>
        </table:table-row>
        <table:table-row table:style-name="ro1">
          <table:table-cell office:value-type="string">
            <text:p>18:40-18:50</text:p>
          </table:table-cell>
          <table:table-cell office:value-type="string">
            <text:p>obliques</text:p>
          </table:table-cell>
          <table:table-cell office:value-type="string">
            <text:p>séchage</text:p>
          </table:table-cell>
          <table:table-cell table:number-columns-repeated="1021"/>
        </table:table-row>
        <table:table-row table:style-name="ro1">
          <table:table-cell office:value-type="string">
            <text:p>18:50-19:00</text:p>
          </table:table-cell>
          <table:table-cell office:value-type="string">
            <text:p>tous gainages</text:p>
          </table:table-cell>
          <table:table-cell office:value-type="string">
            <text:p>séchage</text:p>
          </table:table-cell>
          <table:table-cell table:number-columns-repeated="1021"/>
        </table:table-row>
        <table:table-row table:style-name="ro1">
          <table:table-cell office:value-type="string">
            <text:p>19:00-19:10</text:p>
          </table:table-cell>
          <table:table-cell office:value-type="string">
            <text:p>rameur coudes bas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>
          <table:table-cell office:value-type="string">
            <text:p>19:10-19:20</text:p>
          </table:table-cell>
          <table:table-cell office:value-type="string">
            <text:p>appareille tractions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>
          <table:table-cell office:value-type="string">
            <text:p>19:20-19:30</text:p>
          </table:table-cell>
          <table:table-cell office:value-type="string">
            <text:p>lombaires</text:p>
          </table:table-cell>
          <table:table-cell office:value-type="string">
            <text:p>lourds</text:p>
          </table:table-cell>
          <table:table-cell table:number-columns-repeated="1021"/>
        </table:table-row>
        <table:table-row table:style-name="ro1" table:number-rows-repeated="5">
          <table:table-cell table:style-name="Default"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16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24/10/2014</text:date>, <text:time>11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24T01:57:33</meta:creation-date>
    <meta:generator>OpenOffice/4.0.0$Unix OpenOffice.org_project/400m3$Build-9702</meta:generator>
    <dc:date>2014-10-24T11:14:14</dc:date>
    <dc:creator>yjfjyf jjku</dc:creator>
    <meta:editing-duration>PT43M54S</meta:editing-duration>
    <meta:editing-cycles>22</meta:editing-cycles>
    <meta:document-statistic meta:table-count="3" meta:cell-count="49" meta:object-count="0"/>
  </office:meta>
</office:document-meta>
</file>